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kartaOroMatcher.getGroups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OroMatcher.getGroups( String input , int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kartaOroMatcher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OroMatcher.matches(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OroMatcher.JakartaOro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kartaOroMatcher.getCompilerOptions( int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kartaOroMatcher.matches( String input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kartaOroMatcher.getCompiledPattern(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kartaOroMatcher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